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944cm" fo:min-width="0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none" draw:textarea-horizontal-align="justify" draw:textarea-vertical-align="middle" draw:auto-grow-height="false" fo:min-height="10.25cm" fo:min-width="1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744cm" fo:min-width="2.094cm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0.388cm" fo:min-width="0.138cm"/>
    </style:style>
    <style:style style:name="gr8" style:family="graphic" style:parent-style-name="standard">
      <style:graphic-properties draw:textarea-horizontal-align="justify" draw:textarea-vertical-align="middle" draw:auto-grow-height="false" fo:min-height="0.1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75cm" fo:min-width="4.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67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5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092cm"/>
    </style:style>
    <style:style style:name="gr17" style:family="graphic" style:parent-style-name="standard">
      <style:graphic-properties draw:fill="none" draw:textarea-horizontal-align="justify" draw:textarea-vertical-align="middle" draw:auto-grow-height="false" fo:min-height="0.25cm" fo:min-width="2.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211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2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21" style:family="graphic" style:parent-style-name="standard">
      <style:graphic-properties draw:fill="none" draw:textarea-horizontal-align="justify" draw:textarea-vertical-align="middle" draw:auto-grow-height="false" fo:min-height="9.85cm" fo:min-width="10.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54cm"/>
    </style:style>
    <style:style style:name="gr23" style:family="graphic" style:parent-style-name="standard">
      <style:graphic-properties draw:textarea-horizontal-align="justify" draw:textarea-vertical-align="middle" draw:auto-grow-height="false" fo:min-height="0.75cm" fo:min-width="0.7cm"/>
    </style:style>
    <style:style style:name="gr24" style:family="graphic" style:parent-style-name="standard">
      <style:graphic-properties draw:fill="none" draw:textarea-horizontal-align="justify" draw:textarea-vertical-align="middle" draw:auto-grow-height="false" fo:min-height="3.95cm" fo:min-width="5.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1.882cm"/>
    </style:style>
    <style:style style:name="gr26" style:family="graphic" style:parent-style-name="standard">
      <style:graphic-properties draw:fill="none" draw:textarea-horizontal-align="justify" draw:textarea-vertical-align="middle" draw:auto-grow-height="false" fo:min-height="0.834cm" fo:min-width="4.584cm"/>
    </style:style>
    <style:style style:name="gr27" style:family="graphic" style:parent-style-name="standard">
      <style:graphic-properties draw:stroke="none" draw:fill="none" fo:min-height="0.41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4.997cm"/>
    </style:style>
    <style:style style:name="gr29" style:family="graphic" style:parent-style-name="standard">
      <style:graphic-properties draw:textarea-horizontal-align="justify" draw:textarea-vertical-align="middle" draw:auto-grow-height="false" fo:min-height="0.25cm" fo:min-width="10.3cm"/>
    </style:style>
    <style:style style:name="gr30" style:family="graphic" style:parent-style-name="standard">
      <style:graphic-properties draw:textarea-horizontal-align="justify" draw:textarea-vertical-align="middle" draw:auto-grow-height="false" fo:min-height="0.25cm" fo:min-width="10.3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1pt" style:font-size-asian="11pt" style:font-size-complex="11pt"/>
    </style:style>
    <style:style style:name="P6" style:family="paragraph">
      <style:text-properties fo:font-size="13pt" style:font-size-asian="13pt" style:font-size-complex="13pt"/>
    </style:style>
    <style:style style:name="P7" style:family="paragraph">
      <style:text-properties fo:font-size="9pt" style:font-size-asian="9pt" style:font-size-complex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657cm" svg:height="9.194cm" svg:x="12.943cm" svg:y="2.8cm">
          <draw:text-box>
            <text:p><text:span text:style-name="T1">This is the main screen.</text:span></text:p>
            <text:p><text:span text:style-name="T1">Squares with numbers will represent the tables in the restaurant,the number represents the table</text:span></text:p>
            <text:p><text:span text:style-name="T1">number. There will be 16 tables and the squares will be large so it will be easy to click on.</text:span></text:p>
            <text:p><text:span text:style-name="T1"/></text:p>
            <text:p><text:span text:style-name="T1">Bookings will be shown inside the left box and the button 'Manage Bookings' will be used to add/delete bookings.</text:span></text:p>
          </draw:text-box>
        </draw:frame>
        <draw:line draw:style-name="gr2" draw:text-style-name="P2" draw:layer="layout" svg:x1="10.8cm" svg:y1="9.9cm" svg:x2="7.8cm" svg:y2="13.3cm">
          <text:p/>
        </draw:line>
        <draw:g>
          <draw:custom-shape draw:style-name="gr3" draw:text-style-name="P2" draw:layer="layout" svg:width="10.8cm" svg:height="10.5cm" svg:x="1.8cm" svg:y="13cm">
            <text:p/>
            <draw:enhanced-geometry svg:viewBox="0 0 21600 21600" draw:type="rectangle" draw:enhanced-path="M 0 0 L 21600 0 21600 21600 0 21600 0 0 Z N"/>
          </draw:custom-shape>
          <draw:frame draw:style-name="gr4" draw:layer="layout" svg:width="2.542cm" svg:height="0.962cm" svg:x="5.4cm" svg:y="13.2cm">
            <draw:text-box>
              <text:p>Table 7</text:p>
            </draw:text-box>
          </draw:frame>
          <draw:frame draw:style-name="gr5" draw:text-style-name="P1" draw:layer="layout" svg:width="5.6cm" svg:height="1.2cm" svg:x="2.1cm" svg:y="14.3cm">
            <draw:text-box>
              <text:p><text:span text:style-name="T1">Number of people: 6 </text:span></text:p>
            </draw:text-box>
          </draw:frame>
          <draw:custom-shape draw:style-name="gr6" draw:text-style-name="P2" draw:layer="layout" svg:width="2.7cm" svg:height="1.1cm" svg:x="2.5cm" svg:y="21.5cm">
            <text:p text:style-name="P2">Add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2" draw:layer="layout" svg:width="2.7cm" svg:height="1.1cm" svg:x="5.6cm" svg:y="21.5cm">
            <text:p text:style-name="P2">Del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2" draw:layer="layout" svg:width="0.9cm" svg:height="0.9cm" svg:x="2.2cm" svg:y="13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4cm" svg:height="0.4cm" svg:x="2.5cm" svg:y="13.5cm">
            <text:p/>
            <draw:enhanced-geometry svg:viewBox="0 0 21600 21600" draw:text-areas="?f7 ?f0 21600 ?f2" draw:type="left-arrow" draw:modifiers="5817.45635910224 108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9" draw:text-style-name="P3" draw:layer="layout" svg:width="3.296cm" svg:height="0.725cm" svg:x="7.966cm" svg:y="14.4cm">
            <draw:text-box>
              <text:p><text:span text:style-name="T2">Date: 17/05/12</text:span></text:p>
            </draw:text-box>
          </draw:frame>
          <draw:custom-shape draw:style-name="gr6" draw:text-style-name="P2" draw:layer="layout" svg:width="2.7cm" svg:height="1.1cm" svg:x="8.9cm" svg:y="21.5cm">
            <text:p text:style-name="P2">Finis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0" draw:text-style-name="P2" draw:layer="layout" svg:width="4.6cm" svg:height="5cm" svg:x="2.6cm" svg:y="15.7cm">
              <text:p/>
              <draw:enhanced-geometry svg:viewBox="0 0 21600 21600" draw:type="rectangle" draw:enhanced-path="M 0 0 L 21600 0 21600 21600 0 21600 0 0 Z N"/>
            </draw:custom-shape>
            <draw:custom-shape draw:style-name="gr10" draw:text-style-name="P2" draw:layer="layout" svg:width="4.6cm" svg:height="5cm" svg:x="7.2cm" svg:y="15.7cm">
              <text:p/>
              <draw:enhanced-geometry svg:viewBox="0 0 21600 21600" draw:type="rectangle" draw:enhanced-path="M 0 0 L 21600 0 21600 21600 0 21600 0 0 Z N"/>
            </draw:custom-shape>
          </draw:g>
          <draw:frame draw:style-name="gr11" draw:text-style-name="P3" draw:layer="layout" svg:width="2cm" svg:height="0.862cm" svg:x="3.9cm" svg:y="15.938cm">
            <draw:text-box>
              <text:p><text:span text:style-name="T2">Dish</text:span></text:p>
            </draw:text-box>
          </draw:frame>
          <draw:frame draw:style-name="gr11" draw:text-style-name="P3" draw:layer="layout" svg:width="2cm" svg:height="0.862cm" svg:x="8.4cm" svg:y="15.9cm">
            <draw:text-box>
              <text:p><text:span text:style-name="T2">Drink</text:span></text:p>
            </draw:text-box>
          </draw:frame>
          <draw:frame draw:style-name="gr12" draw:layer="layout" svg:width="1.336cm" svg:height="1cm" svg:x="2.763cm" svg:y="15.711cm">
            <draw:text-box>
              <text:p><text:span text:style-name="T2">Qty</text:span> </text:p>
            </draw:text-box>
          </draw:frame>
          <draw:frame draw:style-name="gr12" draw:layer="layout" svg:width="1.336cm" svg:height="1cm" svg:x="7.264cm" svg:y="15.7cm">
            <draw:text-box>
              <text:p><text:span text:style-name="T2">Qty</text:span> </text:p>
            </draw:text-box>
          </draw:frame>
          <draw:frame draw:style-name="gr13" draw:text-style-name="P3" draw:layer="layout" svg:width="1.467cm" svg:height="0.725cm" svg:x="10.233cm" svg:y="15.875cm">
            <draw:text-box>
              <text:p><text:span text:style-name="T2">Price</text:span></text:p>
            </draw:text-box>
          </draw:frame>
          <draw:frame draw:style-name="gr13" draw:text-style-name="P3" draw:layer="layout" svg:width="1.467cm" svg:height="0.725cm" svg:x="5.433cm" svg:y="15.875cm">
            <draw:text-box>
              <text:p><text:span text:style-name="T2">Price</text:span></text:p>
            </draw:text-box>
          </draw:frame>
          <draw:line draw:style-name="gr14" draw:text-style-name="P2" draw:layer="layout" svg:x1="2.6cm" svg:y1="19.8cm" svg:x2="7.1cm" svg:y2="19.8cm">
            <text:p/>
          </draw:line>
          <draw:line draw:style-name="gr14" draw:text-style-name="P2" draw:layer="layout" svg:x1="7.3cm" svg:y1="19.8cm" svg:x2="11.8cm" svg:y2="19.8cm">
            <text:p/>
          </draw:line>
          <draw:frame draw:style-name="gr15" draw:text-style-name="P3" draw:layer="layout" svg:width="3.453cm" svg:height="0.725cm" svg:x="2.839cm" svg:y="19.838cm">
            <draw:text-box>
              <text:p><text:span text:style-name="T2">Total Dish Price</text:span></text:p>
            </draw:text-box>
          </draw:frame>
          <draw:frame draw:style-name="gr16" draw:text-style-name="P3" draw:layer="layout" svg:width="3.592cm" svg:height="0.725cm" svg:x="7.139cm" svg:y="19.738cm">
            <draw:text-box>
              <text:p><text:span text:style-name="T2">Total Drink Price</text:span></text:p>
            </draw:text-box>
          </draw:frame>
          <draw:custom-shape draw:style-name="gr17" draw:text-style-name="P4" draw:layer="layout" svg:width="3.3cm" svg:height="0.5cm" svg:x="8.4cm" svg:y="20.7cm">
            <text:p text:style-name="P2"><text:span text:style-name="T2">Total Price</text:span></text:p>
            <draw:enhanced-geometry svg:viewBox="0 0 21600 21600" draw:type="rectangle" draw:enhanced-path="M 0 0 L 21600 0 21600 21600 0 21600 0 0 Z N"/>
          </draw:custom-shape>
          <draw:line draw:style-name="gr14" draw:text-style-name="P2" draw:layer="layout" svg:x1="6.4cm" svg:y1="19.8cm" svg:x2="6.4cm" svg:y2="20.7cm">
            <text:p/>
          </draw:line>
          <draw:line draw:style-name="gr14" draw:text-style-name="P2" draw:layer="layout" svg:x1="10.8cm" svg:y1="19.8cm" svg:x2="10.8cm" svg:y2="20.7cm">
            <text:p/>
          </draw:line>
          <draw:line draw:style-name="gr14" draw:text-style-name="P2" draw:layer="layout" svg:x1="11.2cm" svg:y1="20.7cm" svg:x2="11.2cm" svg:y2="21.2cm">
            <text:p/>
          </draw:line>
        </draw:g>
        <draw:frame draw:style-name="gr18" draw:text-style-name="P1" draw:layer="layout" svg:width="6.5cm" svg:height="12.461cm" svg:x="13.1cm" svg:y="11.8cm">
          <draw:text-box>
            <text:p><text:span text:style-name="T1">An order can be checked by clicking on the respective table.</text:span></text:p>
            <text:p><text:span text:style-name="T1"/></text:p>
            <text:p><text:span text:style-name="T1">This is the order screen that is displayed once clicked on a table. The order information such as the items ordered, number of people and prices will be displayed according to the table number. </text:span></text:p>
            <text:p><text:span text:style-name="T1"/></text:p>
            <text:p><text:span text:style-name="T1">The 'Add' button will be used to add menu items to the order, the item added will be displayed in the appropriate box.</text:span></text:p>
            <text:p><text:span text:style-name="T1"/></text:p>
            <text:p><text:span text:style-name="T1">The 'Delete' button will be used to delete any items of the order.</text:span></text:p>
          </draw:text-box>
        </draw:frame>
        <draw:frame draw:style-name="gr19" draw:text-style-name="P1" draw:layer="layout" svg:width="16.89cm" svg:height="3.779cm" svg:x="1.51cm" svg:y="24.521cm">
          <draw:text-box>
            <text:p><text:span text:style-name="T1">Selecting 'Finish' will result in the information to be saved into the database and clear any information on the order screen apart from the table number.</text:span></text:p>
            <text:p><text:span text:style-name="T1"/></text:p>
            <text:p><text:span text:style-name="T1">The back arrow at the top left will save the current information about the order and return the user to the main screen</text:span></text:p>
          </draw:text-box>
        </draw:frame>
        <draw:line draw:style-name="gr14" draw:text-style-name="P2" draw:layer="layout" svg:x1="2.2cm" svg:y1="13.7cm" svg:x2="1.2cm" svg:y2="13.7cm">
          <text:p/>
        </draw:line>
        <draw:line draw:style-name="gr14" draw:text-style-name="P2" draw:layer="layout" svg:x1="1.2cm" svg:y1="13.7cm" svg:x2="1.2cm" svg:y2="7.2cm">
          <text:p/>
        </draw:line>
        <draw:line draw:style-name="gr2" draw:text-style-name="P2" draw:layer="layout" svg:x1="1.2cm" svg:y1="7.2cm" svg:x2="1.9cm" svg:y2="7.2cm">
          <text:p/>
        </draw:line>
        <draw:frame draw:style-name="gr20" draw:text-style-name="P5" draw:layer="layout" svg:width="4.5cm" svg:height="0.8cm" svg:x="8cm" svg:y="15cm">
          <draw:text-box>
            <text:p><text:span text:style-name="T3">Time of Arrival: 17:05</text:span></text:p>
          </draw:text-box>
        </draw:frame>
        <draw:g>
          <draw:g>
            <draw:g>
              <draw:g>
                <draw:g>
                  <draw:g>
                    <draw:custom-shape draw:style-name="gr21" draw:text-style-name="P2" draw:layer="layout" svg:width="10.8cm" svg:height="10.1cm" svg:x="1.7cm" svg:y="1.9cm">
                      <text:p/>
                      <draw:enhanced-geometry svg:viewBox="0 0 21600 21600" draw:type="rectangle" draw:enhanced-path="M 0 0 L 21600 0 21600 21600 0 21600 0 0 Z N"/>
                    </draw:custom-shape>
                    <draw:frame draw:style-name="gr22" draw:layer="layout" svg:width="6.454cm" svg:height="0.962cm" svg:x="4.446cm" svg:y="2.1cm">
                      <draw:text-box>
                        <text:p>Restaurant Simulator</text:p>
                      </draw:text-box>
                    </draw:frame>
                    <draw:custom-shape draw:style-name="gr23" draw:text-style-name="P2" draw:layer="layout" svg:width="1.2cm" svg:height="1cm" svg:x="3cm" svg:y="3.6cm">
                      <text:p text:style-name="P2">1</text:p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" draw:layer="layout" svg:width="1.2cm" svg:height="1cm" svg:x="5.2cm" svg:y="3.4cm">
                      <text:p text:style-name="P2">2</text:p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" draw:layer="layout" svg:width="1.2cm" svg:height="1cm" svg:x="7.6cm" svg:y="3.7cm">
                      <text:p text:style-name="P2">3</text:p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" draw:layer="layout" svg:width="1.2cm" svg:height="1cm" svg:x="10.4cm" svg:y="3.3cm">
                      <text:p text:style-name="P2">4</text:p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" draw:layer="layout" svg:width="1.2cm" svg:height="1cm" svg:x="10.1cm" svg:y="5.5cm">
                      <text:p text:style-name="P2">5</text:p>
                      <draw:enhanced-geometry svg:viewBox="0 0 21600 21600" draw:type="rectangle" draw:enhanced-path="M 0 0 L 21600 0 21600 21600 0 21600 0 0 Z N"/>
                    </draw:custom-shape>
                    <draw:custom-shape draw:style-name="gr24" draw:text-style-name="P2" draw:layer="layout" svg:width="6.3cm" svg:height="4.2cm" svg:x="2.2cm" svg:y="6cm">
                      <text:p/>
                      <draw:enhanced-geometry svg:viewBox="0 0 21600 21600" draw:type="rectangle" draw:enhanced-path="M 0 0 L 21600 0 21600 21600 0 21600 0 0 Z N"/>
                    </draw:custom-shape>
                    <draw:frame draw:style-name="gr25" draw:text-style-name="P6" draw:layer="layout" svg:width="2.382cm" svg:height="0.763cm" svg:x="3.618cm" svg:y="6.137cm">
                      <draw:text-box>
                        <text:p><text:span text:style-name="T4">Bookings</text:span></text:p>
                      </draw:text-box>
                    </draw:frame>
                    <draw:custom-shape draw:style-name="gr26" draw:text-style-name="P2" draw:layer="layout" svg:width="5.2cm" svg:height="1.2cm" svg:x="2.4cm" svg:y="10.6cm">
                      <text:p text:style-name="P2">Manage Bookings</text:p>
      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    <draw:equation draw:name="f0" draw:formula="45"/>
                        <draw:equation draw:name="f1" draw:formula="$0 *sin(?f0 *(pi/180))"/>
                        <draw:equation draw:name="f2" draw:formula="?f1 *3163/7636"/>
                        <draw:equation draw:name="f3" draw:formula="left+?f2 "/>
                        <draw:equation draw:name="f4" draw:formula="top+?f2 "/>
                        <draw:equation draw:name="f5" draw:formula="right-?f2 "/>
                        <draw:equation draw:name="f6" draw:formula="bottom-?f2 "/>
                        <draw:equation draw:name="f7" draw:formula="left+$0 "/>
                        <draw:equation draw:name="f8" draw:formula="top+$0 "/>
                        <draw:equation draw:name="f9" draw:formula="bottom-$0 "/>
                        <draw:equation draw:name="f10" draw:formula="right-$0 "/>
                        <draw:handle draw:handle-position="$0 top" draw:handle-switched="true" draw:handle-range-x-minimum="0" draw:handle-range-x-maximum="10800"/>
                      </draw:enhanced-geometry>
                    </draw:custom-shape>
                    <draw:custom-shape draw:style-name="gr23" draw:text-style-name="P2" draw:layer="layout" svg:width="1.2cm" svg:height="1cm" svg:x="9.1cm" svg:y="7.6cm">
                      <text:p text:style-name="P2">6</text:p>
                      <draw:enhanced-geometry svg:viewBox="0 0 21600 21600" draw:type="rectangle" draw:enhanced-path="M 0 0 L 21600 0 21600 21600 0 21600 0 0 Z N"/>
                    </draw:custom-shape>
                    <draw:custom-shape draw:style-name="gr23" draw:text-style-name="P2" draw:layer="layout" svg:width="1.2cm" svg:height="1cm" svg:x="10.7cm" svg:y="8.8cm">
                      <text:p text:style-name="P2">7</text:p>
                      <draw:enhanced-geometry svg:viewBox="0 0 21600 21600" draw:type="rectangle" draw:enhanced-path="M 0 0 L 21600 0 21600 21600 0 21600 0 0 Z N"/>
                    </draw:custom-shape>
                    <draw:frame draw:style-name="gr27" draw:layer="layout" svg:width="5cm" svg:height="0.663cm" svg:x="2.6cm" svg:y="7cm">
                      <draw:text-box>
                        <text:p><text:span text:style-name="T5"><text:s/></text:span></text:p>
                      </draw:text-box>
                    </draw:frame>
                    <draw:frame draw:style-name="gr28" draw:text-style-name="P7" draw:layer="layout" svg:width="5.497cm" svg:height="0.607cm" svg:x="2.503cm" svg:y="6.9cm">
                      <draw:text-box>
                        <text:p><text:span text:style-name="T6">Name | TelNo|TableNo|PplNo|Time </text:span></text:p>
                      </draw:text-box>
                    </draw:frame>
                  </draw:g>
                  <draw:custom-shape draw:style-name="gr29" draw:text-style-name="P2" draw:layer="layout" svg:width="10.8cm" svg:height="0.5cm" svg:x="1.7cm" svg:y="1.4cm">
                    <text:p text:style-name="P2"/>
                    <draw:enhanced-geometry svg:viewBox="0 0 21600 21600" draw:type="rectangle" draw:enhanced-path="M 0 0 L 21600 0 21600 21600 0 21600 0 0 Z N"/>
                  </draw:custom-shape>
                </draw:g>
              </draw:g>
            </draw:g>
          </draw:g>
          <draw:frame draw:style-name="gr9" draw:text-style-name="P3" draw:layer="layout" svg:width="10.7cm" svg:height="0.725cm" svg:x="1.8cm" svg:y="1.275cm">
            <draw:text-box>
              <text:p text:style-name="P3"><text:span text:style-name="T2">Menu | Change Password</text:span></text:p>
            </draw:text-box>
          </draw:frame>
        </draw:g>
        <draw:g>
          <draw:custom-shape draw:style-name="gr30" draw:text-style-name="P2" draw:layer="layout" svg:width="10.8cm" svg:height="0.5cm" svg:x="1.8cm" svg:y="12.5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3" draw:layer="layout" svg:width="10.7cm" svg:height="0.725cm" svg:x="1.7cm" svg:y="12.375cm">
            <draw:text-box>
              <text:p text:style-name="P3"><text:span text:style-name="T2">Menu | Change Password</text:span></text:p>
            </draw:text-box>
          </draw:frame>
        </draw:g>
        <draw:g>
          <draw:frame draw:style-name="gr9" draw:text-style-name="P3" draw:layer="layout" svg:width="10.7cm" svg:height="0.725cm" svg:x="1.8cm" svg:y="1.276cm">
            <draw:text-box>
              <text:p text:style-name="P3"><text:span text:style-name="T2">Menu | Change Password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cm" fo:margin-right="0.009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8T19:14:11.344000000</meta:creation-date>
    <dc:date>2015-01-13T20:55:02.306000000</dc:date>
    <meta:editing-duration>PT1H2M24S</meta:editing-duration>
    <meta:editing-cycles>11</meta:editing-cycles>
    <meta:generator>LibreOffice/4.3.2.2$Windows_x86 LibreOffice_project/edfb5295ba211bd31ad47d0bad0118690f76407d</meta:generator>
    <meta:document-statistic meta:object-count="62"/>
  </office:meta>
</office:document-meta>
</file>